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01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Experiment Number</text:p>
          </table:table-cell>
          <table:table-cell table:style-name="ce1" office:value-type="string" calcext:value-type="string">
            <text:p>Graph Size (Number of Vertices)</text:p>
          </table:table-cell>
          <table:table-cell table:style-name="ce1" office:value-type="string" calcext:value-type="string">
            <text:p>Dijkstra’s Run Time <text:s/>(ms)</text:p>
          </table:table-cell>
          <table:table-cell table:style-name="ce1" office:value-type="string" calcext:value-type="string">
            <text:p>Floyd-Warshall’s Run Time (ms)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9648.08" calcext:value-type="float">
            <text:p>9648.08</text:p>
          </table:table-cell>
          <table:table-cell office:value-type="float" office:value="11651" calcext:value-type="float">
            <text:p>1165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office:value-type="float" office:value="3311.11" calcext:value-type="float">
            <text:p>3311.11</text:p>
          </table:table-cell>
          <table:table-cell office:value-type="float" office:value="4117.58" calcext:value-type="float">
            <text:p>4117.58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0" calcext:value-type="float">
            <text:p>940</text:p>
          </table:table-cell>
          <table:table-cell office:value-type="float" office:value="9299.14" calcext:value-type="float">
            <text:p>9299.14</text:p>
          </table:table-cell>
          <table:table-cell office:value-type="float" office:value="11092.9" calcext:value-type="float">
            <text:p>11092.9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7.745" calcext:value-type="float">
            <text:p>57.745</text:p>
          </table:table-cell>
          <table:table-cell office:value-type="float" office:value="39.181" calcext:value-type="float">
            <text:p>39.181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70.582" calcext:value-type="float">
            <text:p>670.582</text:p>
          </table:table-cell>
          <table:table-cell office:value-type="float" office:value="858.609" calcext:value-type="float">
            <text:p>858.609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3136.07" calcext:value-type="float">
            <text:p>3136.07</text:p>
          </table:table-cell>
          <table:table-cell office:value-type="float" office:value="3891.17" calcext:value-type="float">
            <text:p>3891.1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8" calcext:value-type="float">
            <text:p>428</text:p>
          </table:table-cell>
          <table:table-cell office:value-type="float" office:value="824.85" calcext:value-type="float">
            <text:p>824.85</text:p>
          </table:table-cell>
          <table:table-cell office:value-type="float" office:value="1052.43" calcext:value-type="float">
            <text:p>1052.4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float" office:value="765.189" calcext:value-type="float">
            <text:p>765.189</text:p>
          </table:table-cell>
          <table:table-cell office:value-type="float" office:value="973.308" calcext:value-type="float">
            <text:p>973.308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office:value-type="float" office:value="1281.24" calcext:value-type="float">
            <text:p>1281.24</text:p>
          </table:table-cell>
          <table:table-cell office:value-type="float" office:value="1627.5" calcext:value-type="float">
            <text:p>1627.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153.586" calcext:value-type="float">
            <text:p>153.586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52" calcext:value-type="float">
            <text:p>852</text:p>
          </table:table-cell>
          <table:table-cell office:value-type="float" office:value="6724.88" calcext:value-type="float">
            <text:p>6724.88</text:p>
          </table:table-cell>
          <table:table-cell office:value-type="float" office:value="8227.86" calcext:value-type="float">
            <text:p>8227.8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105.808" calcext:value-type="float">
            <text:p>105.808</text:p>
          </table:table-cell>
          <table:table-cell office:value-type="float" office:value="118.385" calcext:value-type="float">
            <text:p>118.385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5.796" calcext:value-type="float">
            <text:p>15.796</text:p>
          </table:table-cell>
          <table:table-cell office:value-type="float" office:value="15.568" calcext:value-type="float">
            <text:p>15.568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1552.69" calcext:value-type="float">
            <text:p>1552.69</text:p>
          </table:table-cell>
          <table:table-cell office:value-type="float" office:value="1957.32" calcext:value-type="float">
            <text:p>1957.32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92" calcext:value-type="float">
            <text:p>992</text:p>
          </table:table-cell>
          <table:table-cell office:value-type="float" office:value="10892.6" calcext:value-type="float">
            <text:p>10892.6</text:p>
          </table:table-cell>
          <table:table-cell office:value-type="float" office:value="12961.2" calcext:value-type="float">
            <text:p>12961.2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82" calcext:value-type="float">
            <text:p>982</text:p>
          </table:table-cell>
          <table:table-cell office:value-type="float" office:value="10586.3" calcext:value-type="float">
            <text:p>10586.3</text:p>
          </table:table-cell>
          <table:table-cell office:value-type="float" office:value="12616.2" calcext:value-type="float">
            <text:p>12616.2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74" calcext:value-type="float">
            <text:p>774</text:p>
          </table:table-cell>
          <table:table-cell office:value-type="float" office:value="4897.08" calcext:value-type="float">
            <text:p>4897.08</text:p>
          </table:table-cell>
          <table:table-cell office:value-type="float" office:value="5944.5" calcext:value-type="float">
            <text:p>5944.5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877.55" calcext:value-type="float">
            <text:p>8877.55</text:p>
          </table:table-cell>
          <table:table-cell office:value-type="float" office:value="10585.3" calcext:value-type="float">
            <text:p>10585.3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86" calcext:value-type="float">
            <text:p>586</text:p>
          </table:table-cell>
          <table:table-cell office:value-type="float" office:value="2133.48" calcext:value-type="float">
            <text:p>2133.48</text:p>
          </table:table-cell>
          <table:table-cell office:value-type="float" office:value="2657.66" calcext:value-type="float">
            <text:p>2657.66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.767" calcext:value-type="float">
            <text:p>6.767</text:p>
          </table:table-cell>
          <table:table-cell office:value-type="float" office:value="7.004" calcext:value-type="float">
            <text:p>7.004</text:p>
          </table:table-cell>
          <table:table-cell table:number-columns-repeated="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82" calcext:value-type="float">
            <text:p>182</text:p>
          </table:table-cell>
          <table:table-cell office:value-type="float" office:value="88.404" calcext:value-type="float">
            <text:p>88.404</text:p>
          </table:table-cell>
          <table:table-cell office:value-type="float" office:value="79.051" calcext:value-type="float">
            <text:p>79.051</text:p>
          </table:table-cell>
          <table:table-cell table:number-columns-repeated="2"/>
          <table:table-cell table:style-name="ce3" office:value-type="string" calcext:value-type="string">
            <text:p>Dijkstra’s Mean Average</text:p>
          </table:table-cell>
          <table:table-cell table:style-name="ce3" office:value-type="string" calcext:value-type="string">
            <text:p>Floyd-Warshall’s Mean Average</text:p>
          </table:table-cell>
          <table:table-cell/>
          <table:table-cell office:value-type="string" calcext:value-type="string">
            <text:p>Standard Dev</text:p>
          </table:table-cell>
          <table:table-cell table:formula="of:=STDEVPA([.C2:.C41])" office:value-type="float" office:value="3794.37646265093" calcext:value-type="float">
            <text:p>3794.3764626509</text:p>
          </table:table-cell>
          <table:table-cell table:formula="of:=STDEVPA([.D2:.D41])" office:value-type="float" office:value="4537.0022838256" calcext:value-type="float">
            <text:p>4537.002283825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89" calcext:value-type="float">
            <text:p>989</text:p>
          </table:table-cell>
          <table:table-cell office:value-type="float" office:value="10371.1" calcext:value-type="float">
            <text:p>10371.1</text:p>
          </table:table-cell>
          <table:table-cell office:value-type="float" office:value="12392.7" calcext:value-type="float">
            <text:p>12392.7</text:p>
          </table:table-cell>
          <table:table-cell/>
          <table:table-cell office:value-type="string" calcext:value-type="string">
            <text:p>Avg</text:p>
          </table:table-cell>
          <table:table-cell table:formula="of:=AVERAGE([.C2:.C41])" office:value-type="float" office:value="3532.948025" calcext:value-type="float">
            <text:p>3532.948025</text:p>
          </table:table-cell>
          <table:table-cell table:formula="of:=AVERAGE([.D2:.D41])" office:value-type="float" office:value="4271.2672" calcext:value-type="float">
            <text:p>4271.267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7" calcext:value-type="float">
            <text:p>537</text:p>
          </table:table-cell>
          <table:table-cell office:value-type="float" office:value="1644.73" calcext:value-type="float">
            <text:p>1644.73</text:p>
          </table:table-cell>
          <table:table-cell office:value-type="float" office:value="2071.21" calcext:value-type="float">
            <text:p>2071.21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57" calcext:value-type="float">
            <text:p>957</text:p>
          </table:table-cell>
          <table:table-cell office:value-type="float" office:value="9837.69" calcext:value-type="float">
            <text:p>9837.69</text:p>
          </table:table-cell>
          <table:table-cell office:value-type="float" office:value="11752.8" calcext:value-type="float">
            <text:p>11752.8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5" calcext:value-type="float">
            <text:p>845</text:p>
          </table:table-cell>
          <table:table-cell office:value-type="float" office:value="6661.14" calcext:value-type="float">
            <text:p>6661.14</text:p>
          </table:table-cell>
          <table:table-cell office:value-type="float" office:value="7960.77" calcext:value-type="float">
            <text:p>7960.77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60" calcext:value-type="float">
            <text:p>760</text:p>
          </table:table-cell>
          <table:table-cell office:value-type="float" office:value="4686.65" calcext:value-type="float">
            <text:p>4686.65</text:p>
          </table:table-cell>
          <table:table-cell office:value-type="float" office:value="5605.19" calcext:value-type="float">
            <text:p>5605.19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34.021" calcext:value-type="float">
            <text:p>34.021</text:p>
          </table:table-cell>
          <table:table-cell office:value-type="float" office:value="37.21" calcext:value-type="float">
            <text:p>37.21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53" calcext:value-type="float">
            <text:p>853</text:p>
          </table:table-cell>
          <table:table-cell office:value-type="float" office:value="6781.67" calcext:value-type="float">
            <text:p>6781.67</text:p>
          </table:table-cell>
          <table:table-cell office:value-type="float" office:value="8217.46" calcext:value-type="float">
            <text:p>8217.46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55" calcext:value-type="float">
            <text:p>355</text:p>
          </table:table-cell>
          <table:table-cell office:value-type="float" office:value="472.384" calcext:value-type="float">
            <text:p>472.384</text:p>
          </table:table-cell>
          <table:table-cell office:value-type="float" office:value="596.288" calcext:value-type="float">
            <text:p>596.288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3" calcext:value-type="float">
            <text:p>553</text:p>
          </table:table-cell>
          <table:table-cell office:value-type="float" office:value="1797.78" calcext:value-type="float">
            <text:p>1797.78</text:p>
          </table:table-cell>
          <table:table-cell office:value-type="float" office:value="2145.55" calcext:value-type="float">
            <text:p>2145.55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09" calcext:value-type="float">
            <text:p>809</text:p>
          </table:table-cell>
          <table:table-cell office:value-type="float" office:value="5744.32" calcext:value-type="float">
            <text:p>5744.32</text:p>
          </table:table-cell>
          <table:table-cell office:value-type="float" office:value="7028.45" calcext:value-type="float">
            <text:p>7028.45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30" calcext:value-type="float">
            <text:p>430</text:p>
          </table:table-cell>
          <table:table-cell office:value-type="float" office:value="835.274" calcext:value-type="float">
            <text:p>835.274</text:p>
          </table:table-cell>
          <table:table-cell office:value-type="float" office:value="1058.87" calcext:value-type="float">
            <text:p>1058.87</text:p>
          </table:table-cell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06" calcext:value-type="float">
            <text:p>506</text:p>
          </table:table-cell>
          <table:table-cell office:value-type="float" office:value="1341.49" calcext:value-type="float">
            <text:p>1341.49</text:p>
          </table:table-cell>
          <table:table-cell office:value-type="float" office:value="1707.29" calcext:value-type="float">
            <text:p>1707.29</text:p>
          </table:table-cell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.781" calcext:value-type="float">
            <text:p>4.781</text:p>
          </table:table-cell>
          <table:table-cell office:value-type="float" office:value="3.339" calcext:value-type="float">
            <text:p>3.339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1.954" calcext:value-type="float">
            <text:p>11.954</text:p>
          </table:table-cell>
          <table:table-cell office:value-type="float" office:value="10.904" calcext:value-type="float">
            <text:p>10.904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478.908" calcext:value-type="float">
            <text:p>478.908</text:p>
          </table:table-cell>
          <table:table-cell office:value-type="float" office:value="593.118" calcext:value-type="float">
            <text:p>593.118</text:p>
          </table:table-cell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94" calcext:value-type="float">
            <text:p>994</text:p>
          </table:table-cell>
          <table:table-cell office:value-type="float" office:value="10798.67" calcext:value-type="float">
            <text:p>10798.67</text:p>
          </table:table-cell>
          <table:table-cell office:value-type="float" office:value="13047.2" calcext:value-type="float">
            <text:p>13047.2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49" calcext:value-type="float">
            <text:p>649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3614.41" calcext:value-type="float">
            <text:p>3614.41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82" calcext:value-type="float">
            <text:p>382</text:p>
          </table:table-cell>
          <table:table-cell office:value-type="float" office:value="580.61" calcext:value-type="float">
            <text:p>580.61</text:p>
          </table:table-cell>
          <table:table-cell office:value-type="float" office:value="734.847" calcext:value-type="float">
            <text:p>734.847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01" calcext:value-type="float">
            <text:p>501</text:p>
          </table:table-cell>
          <table:table-cell office:value-type="float" office:value="1303.46" calcext:value-type="float">
            <text:p>1303.46</text:p>
          </table:table-cell>
          <table:table-cell office:value-type="float" office:value="1645.77" calcext:value-type="float">
            <text:p>1645.77</text:p>
          </table:table-cell>
          <table:table-cell table:number-columns-repeated="8"/>
        </table:table-row>
      </table:table>
      <table:table table:name="Sheet1" table:style-name="ta1">
        <table:shapes>
          <draw:frame draw:z-index="0" draw:style-name="gr1" draw:text-style-name="P1" svg:width="931.41pt" svg:height="502.38pt" svg:x="500pt" svg:y="8.84pt">
            <loext:p draw:notify-on-update-of-ranges="Sheet1.A1:Sheet1.A1 Sheet1.A2:Sheet1.A41 Sheet1.B1:Sheet1.B1 Sheet1.B2:Sheet1.B41 Sheet1.C1:Sheet1.C1 Sheet1.C2:Sheet1.C41 Sheet1.A1:Sheet1.A1 Sheet1.A1:Sheet1.A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Graph Size</text:p>
          </table:table-cell>
          <table:table-cell office:value-type="string" calcext:value-type="string">
            <text:p>Dijkstra’s</text:p>
          </table:table-cell>
          <table:table-cell office:value-type="string" calcext:value-type="string">
            <text:p>Floyd’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.767" calcext:value-type="float">
            <text:p>6.767</text:p>
          </table:table-cell>
          <table:table-cell office:value-type="float" office:value="7.004" calcext:value-type="float">
            <text:p>7.00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.781" calcext:value-type="float">
            <text:p>4.781</text:p>
          </table:table-cell>
          <table:table-cell office:value-type="float" office:value="3.339" calcext:value-type="float">
            <text:p>3.3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.954" calcext:value-type="float">
            <text:p>11.954</text:p>
          </table:table-cell>
          <table:table-cell office:value-type="float" office:value="10.904" calcext:value-type="float">
            <text:p>10.90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5.796" calcext:value-type="float">
            <text:p>15.796</text:p>
          </table:table-cell>
          <table:table-cell office:value-type="float" office:value="15.568" calcext:value-type="float">
            <text:p>15.56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4.021" calcext:value-type="float">
            <text:p>34.021</text:p>
          </table:table-cell>
          <table:table-cell office:value-type="float" office:value="37.21" calcext:value-type="float">
            <text:p>37.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7.745" calcext:value-type="float">
            <text:p>57.745</text:p>
          </table:table-cell>
          <table:table-cell office:value-type="float" office:value="39.181" calcext:value-type="float">
            <text:p>39.18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88.404" calcext:value-type="float">
            <text:p>88.404</text:p>
          </table:table-cell>
          <table:table-cell office:value-type="float" office:value="79.051" calcext:value-type="float">
            <text:p>79.05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05.808" calcext:value-type="float">
            <text:p>105.808</text:p>
          </table:table-cell>
          <table:table-cell office:value-type="float" office:value="118.385" calcext:value-type="float">
            <text:p>118.38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153.586" calcext:value-type="float">
            <text:p>153.58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472.384" calcext:value-type="float">
            <text:p>472.384</text:p>
          </table:table-cell>
          <table:table-cell office:value-type="float" office:value="596.288" calcext:value-type="float">
            <text:p>596.28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478.908" calcext:value-type="float">
            <text:p>478.908</text:p>
          </table:table-cell>
          <table:table-cell office:value-type="float" office:value="593.118" calcext:value-type="float">
            <text:p>593.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580.61" calcext:value-type="float">
            <text:p>580.61</text:p>
          </table:table-cell>
          <table:table-cell office:value-type="float" office:value="734.847" calcext:value-type="float">
            <text:p>734.84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70.582" calcext:value-type="float">
            <text:p>670.582</text:p>
          </table:table-cell>
          <table:table-cell office:value-type="float" office:value="858.609" calcext:value-type="float">
            <text:p>858.60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765.189" calcext:value-type="float">
            <text:p>765.189</text:p>
          </table:table-cell>
          <table:table-cell office:value-type="float" office:value="973.308" calcext:value-type="float">
            <text:p>973.30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824.85" calcext:value-type="float">
            <text:p>824.85</text:p>
          </table:table-cell>
          <table:table-cell office:value-type="float" office:value="1052.43" calcext:value-type="float">
            <text:p>1052.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835.274" calcext:value-type="float">
            <text:p>835.274</text:p>
          </table:table-cell>
          <table:table-cell office:value-type="float" office:value="1058.87" calcext:value-type="float">
            <text:p>1058.8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281.24" calcext:value-type="float">
            <text:p>1281.24</text:p>
          </table:table-cell>
          <table:table-cell office:value-type="float" office:value="1627.5" calcext:value-type="float">
            <text:p>1627.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303.46" calcext:value-type="float">
            <text:p>1303.46</text:p>
          </table:table-cell>
          <table:table-cell office:value-type="float" office:value="1645.77" calcext:value-type="float">
            <text:p>1645.7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341.49" calcext:value-type="float">
            <text:p>1341.49</text:p>
          </table:table-cell>
          <table:table-cell office:value-type="float" office:value="1707.29" calcext:value-type="float">
            <text:p>1707.2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552.69" calcext:value-type="float">
            <text:p>1552.69</text:p>
          </table:table-cell>
          <table:table-cell office:value-type="float" office:value="1957.32" calcext:value-type="float">
            <text:p>1957.3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644.73" calcext:value-type="float">
            <text:p>1644.73</text:p>
          </table:table-cell>
          <table:table-cell office:value-type="float" office:value="2071.21" calcext:value-type="float">
            <text:p>2071.2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797.78" calcext:value-type="float">
            <text:p>1797.78</text:p>
          </table:table-cell>
          <table:table-cell office:value-type="float" office:value="2145.55" calcext:value-type="float">
            <text:p>2145.5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2133.48" calcext:value-type="float">
            <text:p>2133.48</text:p>
          </table:table-cell>
          <table:table-cell office:value-type="float" office:value="2657.66" calcext:value-type="float">
            <text:p>2657.6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3614.41" calcext:value-type="float">
            <text:p>3614.4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3136.07" calcext:value-type="float">
            <text:p>3136.07</text:p>
          </table:table-cell>
          <table:table-cell office:value-type="float" office:value="3891.17" calcext:value-type="float">
            <text:p>3891.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3311.11" calcext:value-type="float">
            <text:p>3311.11</text:p>
          </table:table-cell>
          <table:table-cell office:value-type="float" office:value="4117.58" calcext:value-type="float">
            <text:p>4117.5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4686.65" calcext:value-type="float">
            <text:p>4686.65</text:p>
          </table:table-cell>
          <table:table-cell office:value-type="float" office:value="5605.19" calcext:value-type="float">
            <text:p>5605.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4897.08" calcext:value-type="float">
            <text:p>4897.08</text:p>
          </table:table-cell>
          <table:table-cell office:value-type="float" office:value="5944.5" calcext:value-type="float">
            <text:p>5944.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5744.32" calcext:value-type="float">
            <text:p>5744.32</text:p>
          </table:table-cell>
          <table:table-cell office:value-type="float" office:value="7028.45" calcext:value-type="float">
            <text:p>7028.4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6661.14" calcext:value-type="float">
            <text:p>6661.14</text:p>
          </table:table-cell>
          <table:table-cell office:value-type="float" office:value="7960.77" calcext:value-type="float">
            <text:p>7960.7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6724.88" calcext:value-type="float">
            <text:p>6724.88</text:p>
          </table:table-cell>
          <table:table-cell office:value-type="float" office:value="8227.86" calcext:value-type="float">
            <text:p>8227.8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6781.67" calcext:value-type="float">
            <text:p>6781.67</text:p>
          </table:table-cell>
          <table:table-cell office:value-type="float" office:value="8217.46" calcext:value-type="float">
            <text:p>8217.4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8877.55" calcext:value-type="float">
            <text:p>8877.55</text:p>
          </table:table-cell>
          <table:table-cell office:value-type="float" office:value="10585.3" calcext:value-type="float">
            <text:p>10585.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9299.14" calcext:value-type="float">
            <text:p>9299.14</text:p>
          </table:table-cell>
          <table:table-cell office:value-type="float" office:value="11092.9" calcext:value-type="float">
            <text:p>11092.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9837.69" calcext:value-type="float">
            <text:p>9837.69</text:p>
          </table:table-cell>
          <table:table-cell office:value-type="float" office:value="11752.8" calcext:value-type="float">
            <text:p>11752.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9648.08" calcext:value-type="float">
            <text:p>9648.08</text:p>
          </table:table-cell>
          <table:table-cell office:value-type="float" office:value="11651" calcext:value-type="float">
            <text:p>1165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0586.3" calcext:value-type="float">
            <text:p>10586.3</text:p>
          </table:table-cell>
          <table:table-cell office:value-type="float" office:value="12616.2" calcext:value-type="float">
            <text:p>12616.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0371.1" calcext:value-type="float">
            <text:p>10371.1</text:p>
          </table:table-cell>
          <table:table-cell office:value-type="float" office:value="12392.7" calcext:value-type="float">
            <text:p>12392.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892.6" calcext:value-type="float">
            <text:p>10892.6</text:p>
          </table:table-cell>
          <table:table-cell office:value-type="float" office:value="12961.2" calcext:value-type="float">
            <text:p>12961.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0798.67" calcext:value-type="float">
            <text:p>10798.67</text:p>
          </table:table-cell>
          <table:table-cell office:value-type="float" office:value="13047.2" calcext:value-type="float">
            <text:p>13047.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k</text:p>
          </table:table-cell>
        </table:table-row>
      </table:table>
      <table:named-expressions/>
      <table:database-ranges>
        <table:database-range table:name="__Anonymous_Sheet_DB__0" table:target-range-address="Sheet2.A1:Sheet2.D41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1.A1:Sheet1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32:46.384660244</meta:creation-date>
    <dc:date>2018-04-01T19:47:59.430998598</dc:date>
    <meta:editing-duration>PT1H5M28S</meta:editing-duration>
    <meta:editing-cycles>12</meta:editing-cycles>
    <meta:generator>LibreOffice/5.1.6.2$Linux_X86_64 LibreOffice_project/10m0$Build-2</meta:generator>
    <meta:document-statistic meta:table-count="2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990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59cm" svg:height="17.724cm" xlink:href=".." xlink:type="simple" chart:class="chart:bar" chart:style-name="ch1">
        <chart:title svg:x="12.351cm" svg:y="0.49cm" chart:style-name="ch2">
          <text:p>Dijkstra's vs. Floyd-Warshall's Run Time</text:p>
        </chart:title>
        <chart:legend chart:legend-position="bottom" svg:x="14.64cm" svg:y="16.941cm" style:legend-expansion="wide" chart:style-name="ch3"/>
        <chart:plot-area chart:style-name="ch4" table:cell-range-address="Sheet1.A1:Sheet1.C41" chart:data-source-has-labels="both" svg:x="1.668cm" svg:y="1.623cm" svg:width="30.534cm" svg:height="13.983cm">
          <chartooo:coordinate-region svg:x="2.845cm" svg:y="1.822cm" svg:width="29.357cm" svg:height="13.137cm"/>
          <chart:axis chart:dimension="x" chart:name="primary-x" chart:style-name="ch5" chartooo:axis-type="auto">
            <chartooo:date-scale/>
            <chart:title svg:x="15.515cm" svg:y="15.96cm" chart:style-name="ch6">
              <text:p>Number of Vertices</text:p>
            </chart:title>
            <chart:categories table:cell-range-address="Sheet1.A2:Sheet1.A41"/>
          </chart:axis>
          <chart:axis chart:dimension="y" chart:name="primary-y" chart:style-name="ch7">
            <chart:title svg:x="0.451cm" svg:y="9.372cm" chart:style-name="ch8">
              <text:p>Time (ms)</text:p>
            </chart:title>
            <chart:grid chart:style-name="ch9" chart:class="major"/>
          </chart:axis>
          <chart:series chart:style-name="ch10" chart:values-cell-range-address="Sheet1.B2:Sheet1.B41" chart:label-cell-address="Sheet1.B1:Sheet1.B1" chart:class="chart:bar">
            <chart:data-point chart:repeated="40"/>
          </chart:series>
          <chart:series chart:style-name="ch11" chart:values-cell-range-address="Sheet1.C2:Sheet1.C41" chart:label-cell-address="Sheet1.C1:Sheet1.C1" chart:class="chart:bar">
            <chart:data-point chart:repeated="40"/>
            <loext:propertry-mapping loext:property="FillColor" loext:cell-range-address="Sheet1.A1:Sheet1.A1"/>
            <loext:propertry-mapping loext:property="BorderColor" loext:cell-range-address="Sheet1.A1:Sheet1.A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’s</text:p>
                <draw:g>
                  <svg:desc>Sheet1.B1:Sheet1.B1</svg:desc>
                </draw:g>
              </table:table-cell>
              <table:table-cell office:value-type="string">
                <text:p>Floyd’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54">
                <text:p>54</text:p>
                <draw:g>
                  <svg:desc>Sheet1.A2:Sheet1.A41</svg:desc>
                </draw:g>
              </table:table-cell>
              <table:table-cell office:value-type="float" office:value="6.767">
                <text:p>6.767</text:p>
                <draw:g>
                  <svg:desc>Sheet1.B2:Sheet1.B41</svg:desc>
                </draw:g>
              </table:table-cell>
              <table:table-cell office:value-type="float" office:value="7.004">
                <text:p>7.004</text:p>
                <draw:g>
                  <svg:desc>Sheet1.C2:Sheet1.C41</svg:desc>
                </draw:g>
              </table:table-cell>
              <table:table-cell office:value-type="float" office:value="NaN">
                <text:p>NaN</text:p>
                <draw:g>
                  <svg:desc>Sheet1.A1:Sheet1.A1</svg:desc>
                </draw:g>
              </table:table-cell>
              <table:table-cell office:value-type="float" office:value="NaN">
                <text:p>NaN</text:p>
                <draw:g>
                  <svg:desc>Sheet1.A1:Sheet1.A1</svg:desc>
                </draw:g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781">
                <text:p>4.781</text:p>
              </table:table-cell>
              <table:table-cell office:value-type="float" office:value="3.339">
                <text:p>3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54">
                <text:p>11.954</text:p>
              </table:table-cell>
              <table:table-cell office:value-type="float" office:value="10.904">
                <text:p>10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5.796">
                <text:p>15.796</text:p>
              </table:table-cell>
              <table:table-cell office:value-type="float" office:value="15.568">
                <text:p>15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4.021">
                <text:p>34.021</text:p>
              </table:table-cell>
              <table:table-cell office:value-type="float" office:value="37.21">
                <text:p>3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7.745">
                <text:p>57.745</text:p>
              </table:table-cell>
              <table:table-cell office:value-type="float" office:value="39.181">
                <text:p>39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8.404">
                <text:p>88.404</text:p>
              </table:table-cell>
              <table:table-cell office:value-type="float" office:value="79.051">
                <text:p>79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5.808">
                <text:p>105.808</text:p>
              </table:table-cell>
              <table:table-cell office:value-type="float" office:value="118.385">
                <text:p>118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39.258">
                <text:p>139.258</text:p>
              </table:table-cell>
              <table:table-cell office:value-type="float" office:value="153.586">
                <text:p>153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72.384">
                <text:p>472.384</text:p>
              </table:table-cell>
              <table:table-cell office:value-type="float" office:value="596.288">
                <text:p>596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78.908">
                <text:p>478.908</text:p>
              </table:table-cell>
              <table:table-cell office:value-type="float" office:value="593.118">
                <text:p>593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580.61">
                <text:p>580.61</text:p>
              </table:table-cell>
              <table:table-cell office:value-type="float" office:value="734.847">
                <text:p>734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0.582">
                <text:p>670.582</text:p>
              </table:table-cell>
              <table:table-cell office:value-type="float" office:value="858.609">
                <text:p>858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765.189">
                <text:p>765.189</text:p>
              </table:table-cell>
              <table:table-cell office:value-type="float" office:value="973.308">
                <text:p>973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824.85">
                <text:p>824.85</text:p>
              </table:table-cell>
              <table:table-cell office:value-type="float" office:value="1052.43">
                <text:p>105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35.274">
                <text:p>835.274</text:p>
              </table:table-cell>
              <table:table-cell office:value-type="float" office:value="1058.87">
                <text:p>105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81.24">
                <text:p>1281.24</text:p>
              </table:table-cell>
              <table:table-cell office:value-type="float" office:value="1627.5">
                <text:p>16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303.46">
                <text:p>1303.46</text:p>
              </table:table-cell>
              <table:table-cell office:value-type="float" office:value="1645.77">
                <text:p>1645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341.49">
                <text:p>1341.49</text:p>
              </table:table-cell>
              <table:table-cell office:value-type="float" office:value="1707.29">
                <text:p>170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552.69">
                <text:p>1552.69</text:p>
              </table:table-cell>
              <table:table-cell office:value-type="float" office:value="1957.32">
                <text:p>195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644.73">
                <text:p>1644.73</text:p>
              </table:table-cell>
              <table:table-cell office:value-type="float" office:value="2071.21">
                <text:p>207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797.78">
                <text:p>1797.78</text:p>
              </table:table-cell>
              <table:table-cell office:value-type="float" office:value="2145.55">
                <text:p>2145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133.48">
                <text:p>2133.48</text:p>
              </table:table-cell>
              <table:table-cell office:value-type="float" office:value="2657.66">
                <text:p>265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916.67">
                <text:p>2916.67</text:p>
              </table:table-cell>
              <table:table-cell office:value-type="float" office:value="3614.41">
                <text:p>3614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3136.07">
                <text:p>3136.07</text:p>
              </table:table-cell>
              <table:table-cell office:value-type="float" office:value="3891.17">
                <text:p>389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3311.11">
                <text:p>3311.11</text:p>
              </table:table-cell>
              <table:table-cell office:value-type="float" office:value="4117.58">
                <text:p>4117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686.65">
                <text:p>4686.65</text:p>
              </table:table-cell>
              <table:table-cell office:value-type="float" office:value="5605.19">
                <text:p>560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4897.08">
                <text:p>4897.08</text:p>
              </table:table-cell>
              <table:table-cell office:value-type="float" office:value="5944.5">
                <text:p>59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5744.32">
                <text:p>5744.32</text:p>
              </table:table-cell>
              <table:table-cell office:value-type="float" office:value="7028.45">
                <text:p>70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6661.14">
                <text:p>6661.14</text:p>
              </table:table-cell>
              <table:table-cell office:value-type="float" office:value="7960.77">
                <text:p>796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6724.88">
                <text:p>6724.88</text:p>
              </table:table-cell>
              <table:table-cell office:value-type="float" office:value="8227.86">
                <text:p>8227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6781.67">
                <text:p>6781.67</text:p>
              </table:table-cell>
              <table:table-cell office:value-type="float" office:value="8217.46">
                <text:p>8217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8877.55">
                <text:p>8877.55</text:p>
              </table:table-cell>
              <table:table-cell office:value-type="float" office:value="10585.3">
                <text:p>1058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299.14">
                <text:p>9299.14</text:p>
              </table:table-cell>
              <table:table-cell office:value-type="float" office:value="11092.9">
                <text:p>110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9837.69">
                <text:p>9837.69</text:p>
              </table:table-cell>
              <table:table-cell office:value-type="float" office:value="11752.8">
                <text:p>117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9648.08">
                <text:p>9648.08</text:p>
              </table:table-cell>
              <table:table-cell office:value-type="float" office:value="11651">
                <text:p>1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0586.3">
                <text:p>10586.3</text:p>
              </table:table-cell>
              <table:table-cell office:value-type="float" office:value="12616.2">
                <text:p>126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0371.1">
                <text:p>10371.1</text:p>
              </table:table-cell>
              <table:table-cell office:value-type="float" office:value="12392.7">
                <text:p>123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0892.6">
                <text:p>10892.6</text:p>
              </table:table-cell>
              <table:table-cell office:value-type="float" office:value="12961.2">
                <text:p>129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0798.67">
                <text:p>10798.67</text:p>
              </table:table-cell>
              <table:table-cell office:value-type="float" office:value="13047.2">
                <text:p>130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